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30000021F7057CA9A.png" manifest:media-type="image/png"/>
  <manifest:file-entry manifest:full-path="Pictures/10000201000002BF000001B1601BAE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588" officeooo:paragraph-rsid="000a4588"/>
    </style:style>
    <style:style style:name="P2" style:family="paragraph" style:parent-style-name="Standard">
      <style:text-properties officeooo:rsid="000aeedd" officeooo:paragraph-rsid="000aeedd"/>
    </style:style>
    <style:style style:name="P3" style:family="paragraph" style:parent-style-name="Standard">
      <style:text-properties style:text-underline-style="solid" style:text-underline-width="auto" style:text-underline-color="font-color" officeooo:rsid="000a4588" officeooo:paragraph-rsid="000a4588"/>
    </style:style>
    <style:style style:name="P4" style:family="paragraph" style:parent-style-name="Standard">
      <style:text-properties officeooo:rsid="000aeedd" officeooo:paragraph-rsid="000aeedd"/>
    </style:style>
    <style:style style:name="P5" style:family="paragraph" style:parent-style-name="Standard">
      <style:text-properties officeooo:rsid="00105214" officeooo:paragraph-rsid="00105214"/>
    </style:style>
    <style:style style:name="P6" style:family="paragraph" style:parent-style-name="Standard">
      <style:text-properties style:text-underline-style="solid" style:text-underline-width="auto" style:text-underline-color="font-color" officeooo:rsid="00105214" officeooo:paragraph-rsid="00105214"/>
    </style:style>
    <style:style style:name="P7" style:family="paragraph" style:parent-style-name="Standard">
      <style:text-properties style:text-underline-style="solid" style:text-underline-width="auto" style:text-underline-color="font-color" officeooo:rsid="0011beb2" officeooo:paragraph-rsid="0011beb2"/>
    </style:style>
    <style:style style:name="P8" style:family="paragraph" style:parent-style-name="Standard">
      <style:text-properties style:text-underline-style="none" officeooo:rsid="0011beb2" officeooo:paragraph-rsid="0011beb2"/>
    </style:style>
    <style:style style:name="T1" style:family="text">
      <style:text-properties officeooo:rsid="000aeedd"/>
    </style:style>
    <style:style style:name="T2" style:family="text">
      <style:text-properties officeooo:rsid="000c3f7d"/>
    </style:style>
    <style:style style:name="T3" style:family="text">
      <style:text-properties officeooo:rsid="000ed04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SAL Sustainable Alimentation </text:p>
      <text:p text:style-name="P1"/>
      <text:p text:style-name="P1">Die Ernährung der gesamten Menschheit kann momentan nicht gewährleistet werden, geschweige den eine Nachhaltige Ernährung derselbigen. Erste Vorboten einer massiven globalen Erwärmung machen sich bemerkbar, eine adäquate Anpassung der landwirtschaftlichen Produktion lässt auf sich warten. Nach wie vor wird der Regenwald gerodet, hauptsächlich zur Gewinnung von Fläche zur Proteinproduktion <text:span text:style-name="T1">mittels Anbau von Sojabohnen. Sojabohnen stellen die wichtigste Quelle von Proteinen für die Ernährung der Menschheit dar, hauptsächlich indirekt über Verfütterung an Tiere.</text:span></text:p>
      <text:p text:style-name="P1"/>
      <text:p text:style-name="P2">Die Produktion von Proteinen mittels der Zucht von Wasserlinsen (Lemna) soll je nach Quelle den 4-10 Fachen Ertrag auf der gleichen Fläche liefern. Ebenfalls kann durch die Verwendung von Nährstoffen aus menschlichen und tierischen Ausscheidungen ein Kreislauf geschlossen und die Belastung der Umwelt durch unkontrollierte Deponierung dieser Ausscheidungen verringert werden <text:span text:style-name="T2">(Nitrogen Deadzones / ÜBEREGHEITE SEE)</text:span>. <text:span text:style-name="T3">Unter optimalen Bedingungen verdoppelt sich die Biomasse der Wasserlinsen in 24-48 Stunden, was im Gegensatz zur zyklischen eine kontinuierliche Produktion ermöglicht.</text:span></text:p>
      <text:p text:style-name="P2"/>
      <text:p text:style-name="P2"/>
      <text:p text:style-name="P6">Die Zuchtanlage</text:p>
      <text:p text:style-name="P2"/>
      <text:p text:style-name="P5">Die Anlage zur Zucht der Wasserlinsen besteht aus einem Wasserbecken, welches in einem Treibhaus steht. Im Gegensatz zu konvetionellen Treibhäusern, kann ein solches weniger hoch sein, da die Wasserlinsen nur die Wasseroberfläche bedecken.</text:p>
      <text:p text:style-name="P5">Zur Bereitstellung von Wärme sind neben dem Treibhaus Sonnenkollektoren angebracht. So kann das Wasserbecken beheizt werden. Ist eine Beheizung aufgrund genügend hohen Aussentemperaturen nicht notwendig, so wird die Wärme in einem separaten Wassertank gespeichert, um in der Nacht die Temperatur zu halten. Zusätzlich besteht die Möglichkeit mittels Stirlingmotor (SES patente suchen??) elektrische Energie zu erzeugen, welche dann für Kunstbeleuchtung in der Nacht oder an wolkigen Tagen genutz wird. Die Sonnenkollektoren sollen so dimensioniert sein, dass die Zuchtanalge möglichst lange in den Winter hinein betrieben werden kann. </text:p>
      <text:p text:style-name="P5"/>
      <text:p text:style-name="P7">Nährstoffrecycling</text:p>
      <text:p text:style-name="P7"/>
      <text:p text:style-name="P8">Die für die Wasserlinsenzucht benötigten Nährstoffe sollen aus tierischen und menschlichen Ausscheidungsprodukten gewonnen werden. Das Projekt VUNA beschreibt die Methodik dazu.</text:p>
      <text:p text:style-name="P8"><draw:frame draw:style-name="fr1" draw:name="Image1" text:anchor-type="paragraph" svg:width="6.6929in" svg:height="4.122in" draw:z-index="0"><draw:image xlink:href="Pictures/10000201000002BF000001B1601BAED7.png" xlink:type="simple" xlink:show="embed" xlink:actuate="onLoad"/></draw:frame><draw:frame draw:style-name="fr2" draw:name="Image2" text:anchor-type="paragraph" svg:x="-0.7874in" svg:y="4.948in" svg:width="8.2673in" svg:height="5.9575in" draw:z-index="1"><draw:image xlink:href="Pictures/10000201000003230000021F7057CA9A.png" xlink:type="simple" xlink:show="embed" xlink:actuate="onLoad"/></draw:frame><text:soft-page-break/>Der Prozess muss Anforderungen an Hygiene und Geruchsneutralität erfüllen, soll gleichzeitig so wenig als möglich Energie verwenden und möglichst zeit- und platzsparend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5:26:32.125406353</meta:creation-date>
    <dc:date>2016-09-28T14:56:41.706642987</dc:date>
    <meta:editing-duration>PT13M50S</meta:editing-duration>
    <meta:editing-cycles>9</meta:editing-cycles>
    <meta:generator>LibreOffice/4.2.8.2$Linux_X86_64 LibreOffice_project/420m0$Build-2</meta:generator>
    <meta:document-statistic meta:table-count="0" meta:image-count="2" meta:object-count="0" meta:page-count="2" meta:paragraph-count="9" meta:word-count="317" meta:character-count="2437" meta:non-whitespace-character-count="2127"/>
  </office:meta>
</office:document-meta>
</file>